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a67a" officeooo:paragraph-rsid="0008a67a"/>
    </style:style>
    <style:style style:name="P2" style:family="paragraph" style:parent-style-name="Standard">
      <style:text-properties officeooo:paragraph-rsid="0008a67a"/>
    </style:style>
    <style:style style:name="P3" style:family="paragraph" style:parent-style-name="Standard">
      <style:paragraph-properties fo:text-align="center" style:justify-single-word="false"/>
    </style:style>
    <style:style style:name="P4" style:family="paragraph" style:parent-style-name="Text_20_body">
      <style:paragraph-properties fo:margin-left="0cm" fo:margin-right="0.078cm" fo:margin-top="0cm" fo:margin-bottom="0cm" loext:contextual-spacing="false" fo:text-align="justify" style:justify-single-word="false" fo:text-indent="0cm" style:auto-text-indent="false"/>
      <style:text-properties fo:font-size="11pt" officeooo:rsid="0008a67a" officeooo:paragraph-rsid="00096792" style:font-size-asian="11pt" style:font-size-complex="11pt"/>
    </style:style>
    <style:style style:name="P5" style:family="paragraph" style:parent-style-name="Text_20_body">
      <style:paragraph-properties fo:margin-left="0cm" fo:margin-right="0.078cm" fo:margin-top="0cm" fo:margin-bottom="0cm" loext:contextual-spacing="false" fo:text-align="center" style:justify-single-word="false" fo:text-indent="0cm" style:auto-text-indent="false"/>
      <style:text-properties fo:font-size="11pt" officeooo:paragraph-rsid="00096792" style:font-size-asian="11pt" style:font-size-complex="11pt"/>
    </style:style>
    <style:style style:name="P6" style:family="paragraph" style:parent-style-name="Text_20_body">
      <style:paragraph-properties fo:margin-left="0cm" fo:margin-right="0.078cm" fo:margin-top="0cm" fo:margin-bottom="0cm" loext:contextual-spacing="false" fo:text-align="center" style:justify-single-word="false" fo:text-indent="0cm" style:auto-text-indent="false"/>
      <style:text-properties fo:font-size="11pt" fo:font-weight="normal" officeooo:paragraph-rsid="00096792" style:font-size-asian="11pt" style:font-weight-asian="normal" style:font-size-complex="11pt" style:font-weight-complex="normal"/>
    </style:style>
    <style:style style:name="P7" style:family="paragraph" style:parent-style-name="Text_20_body">
      <style:paragraph-properties fo:margin-left="0cm" fo:margin-right="0.078cm" fo:margin-top="0cm" fo:margin-bottom="0cm" loext:contextual-spacing="false" fo:text-align="center" style:justify-single-word="false" fo:text-indent="0cm" style:auto-text-indent="false"/>
      <style:text-properties fo:font-size="11pt" fo:font-weight="bold" officeooo:rsid="00096792" officeooo:paragraph-rsid="00096792" style:font-name-asian="Liberation Serif1" style:font-size-asian="11pt" style:font-weight-asian="bold" style:font-name-complex="Liberation Serif1" style:font-size-complex="11pt" style:font-weight-complex="bold"/>
    </style:style>
    <style:style style:name="P8" style:family="paragraph" style:parent-style-name="Text_20_body">
      <style:paragraph-properties fo:margin-left="0cm" fo:margin-right="0.078cm" fo:margin-top="0cm" fo:margin-bottom="0cm" loext:contextual-spacing="false" fo:text-align="center" style:justify-single-word="false" fo:text-indent="0cm" style:auto-text-indent="false"/>
      <style:text-properties fo:font-size="11pt" fo:font-weight="bold" officeooo:paragraph-rsid="00096792" style:font-size-asian="11pt" style:font-weight-asian="bold" style:font-size-complex="11pt" style:font-weight-complex="bold"/>
    </style:style>
    <style:style style:name="T1" style:family="text">
      <style:text-properties style:font-name-asian="Liberation Serif1" style:font-name-complex="Liberation Serif1"/>
    </style:style>
    <style:style style:name="T2" style:family="text">
      <style:text-properties officeooo:rsid="00096792" style:font-name-asian="Liberation Serif1" style:font-name-complex="Liberation Serif1"/>
    </style:style>
    <style:style style:name="T3" style:family="text">
      <style:text-properties officeooo:rsid="0009b830" style:font-name-asian="Liberation Serif1" style:font-name-complex="Liberation Serif1"/>
    </style:style>
    <style:style style:name="T4" style:family="text">
      <style:text-properties officeooo:rsid="000bbf09" style:font-name-asian="Liberation Serif1" style:font-name-complex="Liberation Serif1"/>
    </style:style>
    <style:style style:name="T5" style:family="text">
      <style:text-properties officeooo:rsid="00096792"/>
    </style:style>
    <style:style style:name="T6" style:family="text">
      <style:text-properties officeooo:rsid="000bbf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COVER<text:span text:style-name="T1"> </text:span>LETTER<text:span text:style-name="T1"> </text:span>FOR<text:span text:style-name="T1"> </text:span>THE<text:span text:style-name="T1"> </text:span>SUBMISSION<text:span text:style-name="T1"> </text:span>OF<text:span text:style-name="T1"> </text:span>THE<text:span text:style-name="T1"> </text:span>MANUSCRIPT:</text:p>
      <text:p text:style-name="P6"/>
      <text:p text:style-name="P7">A game-theory modeling approach to utility and</text:p>
      <text:p text:style-name="P7">strength of interactions dynamics in biomedical</text:p>
      <text:p text:style-name="P7">research social networks</text:p>
      <text:p text:style-name="P8"/>
      <text:p text:style-name="P5">By J.<text:span text:style-name="T1"> </text:span>Mario<text:span text:style-name="T1"> </text:span>Siqueiros-Garcia, <text:span text:style-name="T5">Rodrigo García-Herrera, Enrique Hernández-Lemus; Sergio Alcalá-Corona</text:span></text:p>
      <text:p text:style-name="P5"/>
      <text:p text:style-name="P5">To<text:span text:style-name="T1"> </text:span>be<text:span text:style-name="T1"> </text:span>considered<text:span text:style-name="T1"> </text:span>for<text:span text:style-name="T1"> </text:span>publication<text:span text:style-name="T1"> </text:span>in<text:span text:style-name="T1"> </text:span><text:span text:style-name="T2">Complex Adaptive Systems Modeling (CASM)</text:span></text:p>
      <text:p text:style-name="P5"/>
      <text:p text:style-name="P4">Dear<text:span text:style-name="T1"> </text:span>editors:</text:p>
      <text:p text:style-name="P1"/>
      <text:p text:style-name="P1">Collaboration has become a cornerstone in biomedical research today. In contrast to physics which has a long history and experience in collaborative projects, biology is only recently becoming an evermore collaborative discipline. In this article we explore the effect of a collaboration network on the distribution of players having access to certain amount of resources from other players in the</text:p>
      <text:p text:style-name="P1">network and the distribution of the strength of connections among them. Particularly, we implemented two games played simultaneously: one for maximazing individual utility based on the iterated Prisoner’s Dilemma; the other, a coordination game for maximazing the connection strength between players. We are interested in how they affect each other in the context of a network of scientific collaboration under the idea that while researchers are interested in maximazing their utilities, they also know that it is important to invest in building collaborative relationships. We tested our simulation on a biomedical research community network of México and compared the results with an Erdös-Renyí, a Watts-Strogatz small-world and Barabási-Albert topologies. Different topologies display different global utility and global strength of interaction distributions.</text:p>
      <text:p text:style-name="P1">Moreover, the distribution of utility and strength of interaction in the researchers network is similar to that of Barab ́asi-Albert and Watts-Strogatz topologies, respectively. We believe that utility distribution in the researchers network suggests that there are socio-cultural mechanisms governing the network that produce an asymmetric distribution of resources. The high distribution of strong</text:p>
      <text:p text:style-name="P1">connections might reflect some sort of subordination among researchers by which they are morally obliged to cooperate by the same socio-cultural mechanisms. Finally, the range around the threshold that regulates the decision to cooperate or defect according to the agent’s historical balance between utility and strength of collaborative relationships and carrying capacity of the system is small, suggesting that there is a region in which a phase transition takes place from a population of cooperators to a population of defectors. Simulations like ours may help to develop science policies to promote fair distribution of resources.</text:p>
      <text:p text:style-name="P2"/>
      <text:p text:style-name="Standard">As<text:span text:style-name="T1"> </text:span>far<text:span text:style-name="T1"> </text:span>as<text:span text:style-name="T1"> </text:span>we<text:span text:style-name="T1"> </text:span>know,<text:span text:style-name="T1"> little has been done in describing </text:span><text:span text:style-name="T3">and modeling</text:span><text:span text:style-name="T1"> social </text:span><text:span text:style-name="T3">dynamics of scientific collaboration</text:span><text:span text:style-name="T1">. </text:span><text:span text:style-name="T4">Also, scientific communities and practices are rarely conceptualized as complex systems.</text:span><text:span text:style-name="T1"> In this regard </text:span>we<text:span text:style-name="T1"> </text:span>feel<text:span text:style-name="T1"> </text:span>that<text:span text:style-name="T1"> </text:span>our<text:span text:style-name="T1"> </text:span>paper <text:span text:style-name="T6">fits well the scope of CASM and</text:span><text:span text:style-name="T1"> contributes to </text:span>the<text:span text:style-name="T1"> </text:span>field<text:span text:style-name="T1"> </text:span>and<text:span text:style-name="T1"> </text:span>hopefully<text:span text:style-name="T1"> </text:span>will<text:span text:style-name="T1"> </text:span>stimulate<text:span text:style-name="T1"> </text:span>further<text:span text:style-name="T1"> </text:span>research<text:span text:style-name="T1"> </text:span>in<text:span text:style-name="T1"> </text:span>this<text:span text:style-name="T1"> </text:span>area.</text:p>
      <text:p text:style-name="Standard"/>
      <text:p text:style-name="P3"/>
      <text:p text:style-name="P3"/>
      <text:p text:style-name="P3">Sincerely<text:span text:style-name="T1"> </text:span>yours,</text:p>
      <text:p text:style-name="P3"/>
      <text:p text:style-name="P3">J.<text:span text:style-name="T1"> </text:span>Mario<text:span text:style-name="T1"> </text:span>Siqueiros-García,<text:span text:style-name="T1"> </text:span>Ph.D.</text:p>
      <text:p text:style-name="P3">Social Network Analysis Laboratory</text:p>
      <text:p text:style-name="P3">Applied Mathematics and Systems Research Institute</text:p>
      <text:p text:style-name="P3">Universidad Nacional Autónoma de Méx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ario Siqueiros-García</meta:initial-creator>
    <meta:creation-date>2016-12-15T13:22:47.300521614</meta:creation-date>
    <dc:date>2016-12-15T13:43:41.521894089</dc:date>
    <dc:creator>J Mario Siqueiros-García</dc:creator>
    <meta:editing-duration>PT17M11S</meta:editing-duration>
    <meta:editing-cycles>5</meta:editing-cycles>
    <meta:generator>LibreOffice/4.3.3.2$Linux_X86_64 LibreOffice_project/430m0$Build-2</meta:generator>
    <meta:document-statistic meta:table-count="0" meta:image-count="0" meta:object-count="0" meta:page-count="1" meta:paragraph-count="17" meta:word-count="456" meta:character-count="3177" meta:non-whitespace-character-count="2739"/>
  </office:meta>
</office:document-meta>
</file>